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officeooo:rsid="000c6f1e" officeooo:paragraph-rsid="000c6f1e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fo:font-weight="bold" officeooo:rsid="000dc232" officeooo:paragraph-rsid="000dc232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0e98a7" officeooo:paragraph-rsid="000e98a7" style:font-size-asian="12pt" style:font-weight-asian="bold" style:font-size-complex="12pt" style:font-weight-complex="bold"/>
    </style:style>
    <style:style style:name="T1" style:family="text">
      <style:text-properties officeooo:rsid="000dc232"/>
    </style:style>
    <style:style style:name="T2" style:family="text">
      <style:text-properties officeooo:rsid="000e98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=6 reach, jastrow</text:p>
      <text:p text:style-name="P1"/>
      <text:p text:style-name="P1">w = 0.01,</text:p>
      <text:p text:style-name="P1"><text:tab/>jastrow:</text:p>
      <text:p text:style-name="P1"><text:tab/>beta = 0.2;</text:p>
      <text:p text:style-name="P1"><text:tab/>alpha = 0.4;</text:p>
      <text:p text:style-name="P1"/>
      <text:p text:style-name="P1"><text:tab/>nojastrow:</text:p>
      <text:p text:style-name="P1"><text:tab/>alpha = 0.2</text:p>
      <text:p text:style-name="P1"/>
      <text:p text:style-name="P1">w = 0.28:</text:p>
      <text:p text:style-name="P1"><text:tab/>jastrow:</text:p>
      <text:p text:style-name="P1"><text:tab/>beta = <text:span text:style-name="T1">0.5</text:span></text:p>
      <text:p text:style-name="P1"><text:tab/><text:span text:style-name="T1">alpha = 0.5-1</text:span></text:p>
      <text:p text:style-name="P1"/>
      <text:p text:style-name="P1"><text:tab/>nojastrow:</text:p>
      <text:p text:style-name="P1"><text:tab/>alpha = 0.5</text:p>
      <text:p text:style-name="P1"/>
      <text:p text:style-name="P2">w = 1:</text:p>
      <text:p text:style-name="P2"><text:tab/>jastrow:</text:p>
      <text:p text:style-name="P2"><text:tab/>beta = 0.5</text:p>
      <text:p text:style-name="P2"><text:tab/>alpha = 1</text:p>
      <text:p text:style-name="P2"/>
      <text:p text:style-name="P2"><text:tab/><text:span text:style-name="T2">nojastrow:</text:span></text:p>
      <text:p text:style-name="P2"><text:tab/><text:span text:style-name="T2">alpha = 0.75 ellerno</text:span></text:p>
      <text:p text:style-name="P2"/>
      <text:p text:style-name="P2"/>
      <text:p text:style-name="P2"/>
      <text:p text:style-name="P3">omega = 0.01, 0.10, 0.28, 0.5, 0.75, 1.0</text:p>
      <text:p text:style-name="P3">10^5 (må bli sånn) (100 tusen)</text:p>
      <text:p text:style-name="P2"/>
      <text:p text:style-name="P3">SÅ, kjøringer:<text:line-break/>N=2, nojastrow:</text:p>
      <text:p text:style-name="P3">alpha0 = 0.01, alphastep = 0.01, alphamax = 1.2</text:p>
      <text:p text:style-name="P3">beta0 = 0.01, betastep = 0.01, betamax = 0.03</text:p>
      <text:p text:style-name="P3"/>
      <text:p text:style-name="P3">N=2, jastrow</text:p>
      <text:p text:style-name="P3">alpha0 = 0.01, alphastep = 0.01, alphamax = 1.2</text:p>
      <text:p text:style-name="P3">beta0 = 0.01, betastep = 0.01, betamax = 1.0;</text:p>
      <text:p text:style-name="P3"/>
      <text:p text:style-name="P3">N=6, nojastrow</text:p>
      <text:p text:style-name="P3">alpha0 = 0.01, alphastep = 0.01, 1.5</text:p>
      <text:p text:style-name="P3">beta0 = 0.01, betastep = 0.01, betamax = 0.03</text:p>
      <text:p text:style-name="P3"/>
      <text:p text:style-name="P3">N=6, jastrow</text:p>
      <text:p text:style-name="P3">alpha0 = 0.01, alphastep = 0.01, 1.5</text:p>
      <text:p text:style-name="P3">beta0 = 0.01, betastep = 0.01, betamax =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2T16:22:09.920752655</meta:creation-date>
    <dc:date>2014-11-22T17:33:06.839526931</dc:date>
    <meta:editing-duration>PT1H10M</meta:editing-duration>
    <meta:editing-cycles>8</meta:editing-cycles>
    <meta:generator>LibreOffice/4.2.7.2$Linux_X86_64 LibreOffice_project/420m0$Build-2</meta:generator>
    <meta:document-statistic meta:table-count="0" meta:image-count="0" meta:object-count="0" meta:page-count="1" meta:paragraph-count="33" meta:word-count="138" meta:character-count="699" meta:non-whitespace-character-count="579"/>
  </office:meta>
</office:document-meta>
</file>